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64a93577be6acc158b3214bca23c6c6" style:family="table-column">
      <style:table-column-properties fo:break-before="auto" style:use-optimal-column-width="false" style:column-width="6cm"/>
    </style:style>
    <style:style style:name="odsStyleTableColumn-fbd3ad856f9f6c3b463f74bf974a9033" style:family="table-column">
      <style:table-column-properties fo:break-before="auto" style:use-optimal-column-width="false" style:column-width="5cm"/>
    </style:style>
    <style:style style:name="odsStyleTableColumn-a0bff62f875b76b0c4d60aefa0545b71" style:family="table-column">
      <style:table-column-properties fo:break-before="auto" style:use-optimal-column-width="false" style:column-width="3cm"/>
    </style:style>
    <style:style style:name="odsStyleTableCell-a97fa1756b7e8ad19102b5df7957583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1e8aa7f13303773ec83a243c9b0de6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a8519c8f94b784126744b1ec9c0993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d199561d39c615394da283cb1d9496e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0daed588a98a3831f65121a99ad672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38a9663b8a24a5297c818e05e4c554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64a93577be6acc158b3214bca23c6c6" table:default-cell-style-name="Default"/>
        <table:table-column table:style-name="odsStyleTableColumn-fbd3ad856f9f6c3b463f74bf974a9033" table:default-cell-style-name="Default"/>
        <table:table-column table:style-name="odsStyleTableColumn-a0bff62f875b76b0c4d60aefa0545b71" table:default-cell-style-name="Default"/>
        <table:table-column table:style-name="odsStyleTableColumn-a0bff62f875b76b0c4d60aefa0545b71" table:default-cell-style-name="Default"/>
        <table:table-column table:style-name="odsStyleTableColumn-a0bff62f875b76b0c4d60aefa0545b7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97fa1756b7e8ad19102b5df7957583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1e8aa7f13303773ec83a243c9b0de65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1e8aa7f13303773ec83a243c9b0de659" table:number-columns-spanned="5" table:number-rows-spanned="1" office:value-type="string">
            <text:p>TABLA No. 65-24</text:p>
          </table:table-cell>
          <table:covered-table-cell table:number-columns-repeated="4"/>
        </table:table-row>
        <table:table-row table:style-name="ro1">
          <table:table-cell table:style-name="odsStyleTableCell-1e8aa7f13303773ec83a243c9b0de659" table:number-columns-spanned="5" table:number-rows-spanned="1" office:value-type="string">
            <text:p>TABLA DE COTIZACIONES DEL 5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1e8aa7f13303773ec83a243c9b0de65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a8519c8f94b784126744b1ec9c09932" office:value-type="string">
            <text:p>PAIS</text:p>
          </table:table-cell>
          <table:table-cell table:style-name="odsStyleTableCell-5a8519c8f94b784126744b1ec9c09932" office:value-type="string">
            <text:p>UNIDAD MONETARIA</text:p>
          </table:table-cell>
          <table:table-cell table:style-name="odsStyleTableCell-5a8519c8f94b784126744b1ec9c09932" office:value-type="string">
            <text:p>MONEDA</text:p>
          </table:table-cell>
          <table:table-cell table:style-name="odsStyleTableCell-5a8519c8f94b784126744b1ec9c09932" office:value-type="string">
            <text:p>TIPO DE CAMBIO EN Bs POR UNIDAD DE MONEDA EXTRANJERA</text:p>
          </table:table-cell>
          <table:table-cell table:style-name="odsStyleTableCell-5a8519c8f94b784126744b1ec9c09932" office:value-type="string">
            <text:p>TIPO DE CAMBIO EN M.E.</text:p>
          </table:table-cell>
        </table:table-row>
        <table:table-row table:style-name="ro1">
          <table:table-cell table:style-name="odsStyleTableCell-bd199561d39c615394da283cb1d9496e" office:value-type="string">
            <text:p>ESTADOS UNIDOS</text:p>
          </table:table-cell>
          <table:table-cell table:style-name="odsStyleTableCell-bd199561d39c615394da283cb1d9496e" office:value-type="string">
            <text:p>DOLAR VENTA</text:p>
          </table:table-cell>
          <table:table-cell table:style-name="odsStyleTableCell-bd199561d39c615394da283cb1d9496e" office:value-type="string">
            <text:p>USD.VENTA</text:p>
          </table:table-cell>
          <table:table-cell table:style-name="odsStyleTableCell-30daed588a98a3831f65121a99ad6720" office:value-type="string">
            <text:p>6.96000</text:p>
          </table:table-cell>
          <table:table-cell table:style-name="odsStyleTableCell-30daed588a98a3831f65121a99ad6720" office:value-type="string">
            <text:p/>
          </table:table-cell>
        </table:table-row>
        <table:table-row table:style-name="ro1">
          <table:table-cell table:style-name="odsStyleTableCell-bd199561d39c615394da283cb1d9496e" office:value-type="string">
            <text:p>ESTADOS UNIDOS</text:p>
          </table:table-cell>
          <table:table-cell table:style-name="odsStyleTableCell-bd199561d39c615394da283cb1d9496e" office:value-type="string">
            <text:p>DOLAR COMPRA</text:p>
          </table:table-cell>
          <table:table-cell table:style-name="odsStyleTableCell-bd199561d39c615394da283cb1d9496e" office:value-type="string">
            <text:p>USD.COMPRA</text:p>
          </table:table-cell>
          <table:table-cell table:style-name="odsStyleTableCell-30daed588a98a3831f65121a99ad6720" office:value-type="string">
            <text:p>6.86000</text:p>
          </table:table-cell>
          <table:table-cell table:style-name="odsStyleTableCell-30daed588a98a3831f65121a99ad6720" office:value-type="string">
            <text:p/>
          </table:table-cell>
        </table:table-row>
        <table:table-row table:style-name="ro1">
          <table:table-cell table:style-name="odsStyleTableCell-bd199561d39c615394da283cb1d9496e" office:value-type="string">
            <text:p>UNION EUROPEA</text:p>
          </table:table-cell>
          <table:table-cell table:style-name="odsStyleTableCell-bd199561d39c615394da283cb1d9496e" office:value-type="string">
            <text:p>EURO</text:p>
          </table:table-cell>
          <table:table-cell table:style-name="odsStyleTableCell-bd199561d39c615394da283cb1d9496e" office:value-type="string">
            <text:p>EUR</text:p>
          </table:table-cell>
          <table:table-cell table:style-name="odsStyleTableCell-30daed588a98a3831f65121a99ad6720" office:value-type="string">
            <text:p>7.44382</text:p>
          </table:table-cell>
          <table:table-cell table:style-name="odsStyleTableCell-30daed588a98a3831f65121a99ad6720" office:value-type="string">
            <text:p>0.92157</text:p>
          </table:table-cell>
        </table:table-row>
        <table:table-row table:style-name="ro1">
          <table:table-cell table:style-name="odsStyleTableCell-bd199561d39c615394da283cb1d9496e" office:value-type="string">
            <text:p>JAPON</text:p>
          </table:table-cell>
          <table:table-cell table:style-name="odsStyleTableCell-bd199561d39c615394da283cb1d9496e" office:value-type="string">
            <text:p>YEN</text:p>
          </table:table-cell>
          <table:table-cell table:style-name="odsStyleTableCell-bd199561d39c615394da283cb1d9496e" office:value-type="string">
            <text:p>JPY</text:p>
          </table:table-cell>
          <table:table-cell table:style-name="odsStyleTableCell-30daed588a98a3831f65121a99ad6720" office:value-type="string">
            <text:p>0.04527</text:p>
          </table:table-cell>
          <table:table-cell table:style-name="odsStyleTableCell-30daed588a98a3831f65121a99ad6720" office:value-type="string">
            <text:p>151.54000</text:p>
          </table:table-cell>
        </table:table-row>
        <table:table-row table:style-name="ro1">
          <table:table-cell table:style-name="odsStyleTableCell-bd199561d39c615394da283cb1d9496e" office:value-type="string">
            <text:p>ARABIA SAUDITA</text:p>
          </table:table-cell>
          <table:table-cell table:style-name="odsStyleTableCell-bd199561d39c615394da283cb1d9496e" office:value-type="string">
            <text:p>RIYAL SAUDÍ</text:p>
          </table:table-cell>
          <table:table-cell table:style-name="odsStyleTableCell-bd199561d39c615394da283cb1d9496e" office:value-type="string">
            <text:p>SAR</text:p>
          </table:table-cell>
          <table:table-cell table:style-name="odsStyleTableCell-30daed588a98a3831f65121a99ad6720" office:value-type="string">
            <text:p>1.82885</text:p>
          </table:table-cell>
          <table:table-cell table:style-name="odsStyleTableCell-30daed588a98a3831f65121a99ad6720" office:value-type="string">
            <text:p>3.75100</text:p>
          </table:table-cell>
        </table:table-row>
        <table:table-row table:style-name="ro1">
          <table:table-cell table:style-name="odsStyleTableCell-bd199561d39c615394da283cb1d9496e" office:value-type="string">
            <text:p>ARGELIA</text:p>
          </table:table-cell>
          <table:table-cell table:style-name="odsStyleTableCell-bd199561d39c615394da283cb1d9496e" office:value-type="string">
            <text:p>DINAR ARGELINO</text:p>
          </table:table-cell>
          <table:table-cell table:style-name="odsStyleTableCell-bd199561d39c615394da283cb1d9496e" office:value-type="string">
            <text:p>DZD</text:p>
          </table:table-cell>
          <table:table-cell table:style-name="odsStyleTableCell-30daed588a98a3831f65121a99ad6720" office:value-type="string">
            <text:p>0.05106</text:p>
          </table:table-cell>
          <table:table-cell table:style-name="odsStyleTableCell-30daed588a98a3831f65121a99ad6720" office:value-type="string">
            <text:p>134.35350</text:p>
          </table:table-cell>
        </table:table-row>
        <table:table-row table:style-name="ro1">
          <table:table-cell table:style-name="odsStyleTableCell-bd199561d39c615394da283cb1d9496e" office:value-type="string">
            <text:p>ARGENTINA</text:p>
          </table:table-cell>
          <table:table-cell table:style-name="odsStyleTableCell-bd199561d39c615394da283cb1d9496e" office:value-type="string">
            <text:p>PESO</text:p>
          </table:table-cell>
          <table:table-cell table:style-name="odsStyleTableCell-bd199561d39c615394da283cb1d9496e" office:value-type="string">
            <text:p>ARS</text:p>
          </table:table-cell>
          <table:table-cell table:style-name="odsStyleTableCell-30daed588a98a3831f65121a99ad6720" office:value-type="string">
            <text:p>0.00796</text:p>
          </table:table-cell>
          <table:table-cell table:style-name="odsStyleTableCell-30daed588a98a3831f65121a99ad6720" office:value-type="string">
            <text:p>861.75000</text:p>
          </table:table-cell>
        </table:table-row>
        <table:table-row table:style-name="ro1">
          <table:table-cell table:style-name="odsStyleTableCell-bd199561d39c615394da283cb1d9496e" office:value-type="string">
            <text:p>AUSTRALIA</text:p>
          </table:table-cell>
          <table:table-cell table:style-name="odsStyleTableCell-bd199561d39c615394da283cb1d9496e" office:value-type="string">
            <text:p>DÓLAR</text:p>
          </table:table-cell>
          <table:table-cell table:style-name="odsStyleTableCell-bd199561d39c615394da283cb1d9496e" office:value-type="string">
            <text:p>AUD</text:p>
          </table:table-cell>
          <table:table-cell table:style-name="odsStyleTableCell-30daed588a98a3831f65121a99ad6720" office:value-type="string">
            <text:p>4.52829</text:p>
          </table:table-cell>
          <table:table-cell table:style-name="odsStyleTableCell-30daed588a98a3831f65121a99ad6720" office:value-type="string">
            <text:p>1.51492</text:p>
          </table:table-cell>
        </table:table-row>
        <table:table-row table:style-name="ro1">
          <table:table-cell table:style-name="odsStyleTableCell-bd199561d39c615394da283cb1d9496e" office:value-type="string">
            <text:p>BRASIL</text:p>
          </table:table-cell>
          <table:table-cell table:style-name="odsStyleTableCell-bd199561d39c615394da283cb1d9496e" office:value-type="string">
            <text:p>REAL</text:p>
          </table:table-cell>
          <table:table-cell table:style-name="odsStyleTableCell-bd199561d39c615394da283cb1d9496e" office:value-type="string">
            <text:p>BRL</text:p>
          </table:table-cell>
          <table:table-cell table:style-name="odsStyleTableCell-30daed588a98a3831f65121a99ad6720" office:value-type="string">
            <text:p>1.36330</text:p>
          </table:table-cell>
          <table:table-cell table:style-name="odsStyleTableCell-30daed588a98a3831f65121a99ad6720" office:value-type="string">
            <text:p>5.03190</text:p>
          </table:table-cell>
        </table:table-row>
        <table:table-row table:style-name="ro1">
          <table:table-cell table:style-name="odsStyleTableCell-bd199561d39c615394da283cb1d9496e" office:value-type="string">
            <text:p>CANADA</text:p>
          </table:table-cell>
          <table:table-cell table:style-name="odsStyleTableCell-bd199561d39c615394da283cb1d9496e" office:value-type="string">
            <text:p>DÓLAR</text:p>
          </table:table-cell>
          <table:table-cell table:style-name="odsStyleTableCell-bd199561d39c615394da283cb1d9496e" office:value-type="string">
            <text:p>CAD</text:p>
          </table:table-cell>
          <table:table-cell table:style-name="odsStyleTableCell-30daed588a98a3831f65121a99ad6720" office:value-type="string">
            <text:p>5.07059</text:p>
          </table:table-cell>
          <table:table-cell table:style-name="odsStyleTableCell-30daed588a98a3831f65121a99ad6720" office:value-type="string">
            <text:p>1.35290</text:p>
          </table:table-cell>
        </table:table-row>
        <table:table-row table:style-name="ro1">
          <table:table-cell table:style-name="odsStyleTableCell-bd199561d39c615394da283cb1d9496e" office:value-type="string">
            <text:p>CHILE</text:p>
          </table:table-cell>
          <table:table-cell table:style-name="odsStyleTableCell-bd199561d39c615394da283cb1d9496e" office:value-type="string">
            <text:p>PESO</text:p>
          </table:table-cell>
          <table:table-cell table:style-name="odsStyleTableCell-bd199561d39c615394da283cb1d9496e" office:value-type="string">
            <text:p>CLP</text:p>
          </table:table-cell>
          <table:table-cell table:style-name="odsStyleTableCell-30daed588a98a3831f65121a99ad6720" office:value-type="string">
            <text:p>0.00728</text:p>
          </table:table-cell>
          <table:table-cell table:style-name="odsStyleTableCell-30daed588a98a3831f65121a99ad6720" office:value-type="string">
            <text:p>941.77000</text:p>
          </table:table-cell>
        </table:table-row>
        <table:table-row table:style-name="ro1">
          <table:table-cell table:style-name="odsStyleTableCell-bd199561d39c615394da283cb1d9496e" office:value-type="string">
            <text:p>COLOMBIA</text:p>
          </table:table-cell>
          <table:table-cell table:style-name="odsStyleTableCell-bd199561d39c615394da283cb1d9496e" office:value-type="string">
            <text:p>PESO</text:p>
          </table:table-cell>
          <table:table-cell table:style-name="odsStyleTableCell-bd199561d39c615394da283cb1d9496e" office:value-type="string">
            <text:p>COP</text:p>
          </table:table-cell>
          <table:table-cell table:style-name="odsStyleTableCell-30daed588a98a3831f65121a99ad6720" office:value-type="string">
            <text:p>0.00182</text:p>
          </table:table-cell>
          <table:table-cell table:style-name="odsStyleTableCell-30daed588a98a3831f65121a99ad6720" office:value-type="string">
            <text:p>3,767.61000</text:p>
          </table:table-cell>
        </table:table-row>
        <table:table-row table:style-name="ro1">
          <table:table-cell table:style-name="odsStyleTableCell-bd199561d39c615394da283cb1d9496e" office:value-type="string">
            <text:p>COREA DEL SUR</text:p>
          </table:table-cell>
          <table:table-cell table:style-name="odsStyleTableCell-bd199561d39c615394da283cb1d9496e" office:value-type="string">
            <text:p>WON</text:p>
          </table:table-cell>
          <table:table-cell table:style-name="odsStyleTableCell-bd199561d39c615394da283cb1d9496e" office:value-type="string">
            <text:p>KRW</text:p>
          </table:table-cell>
          <table:table-cell table:style-name="odsStyleTableCell-30daed588a98a3831f65121a99ad6720" office:value-type="string">
            <text:p>0.00509</text:p>
          </table:table-cell>
          <table:table-cell table:style-name="odsStyleTableCell-30daed588a98a3831f65121a99ad6720" office:value-type="string">
            <text:p>1,346.84000</text:p>
          </table:table-cell>
        </table:table-row>
        <table:table-row table:style-name="ro1">
          <table:table-cell table:style-name="odsStyleTableCell-bd199561d39c615394da283cb1d9496e" office:value-type="string">
            <text:p>COSTA RICA</text:p>
          </table:table-cell>
          <table:table-cell table:style-name="odsStyleTableCell-bd199561d39c615394da283cb1d9496e" office:value-type="string">
            <text:p>COLON COSTARRICENSE</text:p>
          </table:table-cell>
          <table:table-cell table:style-name="odsStyleTableCell-bd199561d39c615394da283cb1d9496e" office:value-type="string">
            <text:p>CRC</text:p>
          </table:table-cell>
          <table:table-cell table:style-name="odsStyleTableCell-30daed588a98a3831f65121a99ad6720" office:value-type="string">
            <text:p>0.01357</text:p>
          </table:table-cell>
          <table:table-cell table:style-name="odsStyleTableCell-30daed588a98a3831f65121a99ad6720" office:value-type="string">
            <text:p>505.46000</text:p>
          </table:table-cell>
        </table:table-row>
        <table:table-row table:style-name="ro1">
          <table:table-cell table:style-name="odsStyleTableCell-bd199561d39c615394da283cb1d9496e" office:value-type="string">
            <text:p>REPUBLICA CHECA</text:p>
          </table:table-cell>
          <table:table-cell table:style-name="odsStyleTableCell-bd199561d39c615394da283cb1d9496e" office:value-type="string">
            <text:p>CORONA CHECA</text:p>
          </table:table-cell>
          <table:table-cell table:style-name="odsStyleTableCell-bd199561d39c615394da283cb1d9496e" office:value-type="string">
            <text:p>CZK</text:p>
          </table:table-cell>
          <table:table-cell table:style-name="odsStyleTableCell-30daed588a98a3831f65121a99ad6720" office:value-type="string">
            <text:p>0.29433</text:p>
          </table:table-cell>
          <table:table-cell table:style-name="odsStyleTableCell-30daed588a98a3831f65121a99ad6720" office:value-type="string">
            <text:p>23.30750</text:p>
          </table:table-cell>
        </table:table-row>
        <table:table-row table:style-name="ro1">
          <table:table-cell table:style-name="odsStyleTableCell-bd199561d39c615394da283cb1d9496e" office:value-type="string">
            <text:p>DINAMARCA</text:p>
          </table:table-cell>
          <table:table-cell table:style-name="odsStyleTableCell-bd199561d39c615394da283cb1d9496e" office:value-type="string">
            <text:p>CORONA</text:p>
          </table:table-cell>
          <table:table-cell table:style-name="odsStyleTableCell-bd199561d39c615394da283cb1d9496e" office:value-type="string">
            <text:p>DKK</text:p>
          </table:table-cell>
          <table:table-cell table:style-name="odsStyleTableCell-30daed588a98a3831f65121a99ad6720" office:value-type="string">
            <text:p>0.99798</text:p>
          </table:table-cell>
          <table:table-cell table:style-name="odsStyleTableCell-30daed588a98a3831f65121a99ad6720" office:value-type="string">
            <text:p>6.87390</text:p>
          </table:table-cell>
        </table:table-row>
        <table:table-row table:style-name="ro1">
          <table:table-cell table:style-name="odsStyleTableCell-bd199561d39c615394da283cb1d9496e" office:value-type="string">
            <text:p>ECUADOR</text:p>
          </table:table-cell>
          <table:table-cell table:style-name="odsStyleTableCell-bd199561d39c615394da283cb1d9496e" office:value-type="string">
            <text:p>DÓLAR</text:p>
          </table:table-cell>
          <table:table-cell table:style-name="odsStyleTableCell-bd199561d39c615394da283cb1d9496e" office:value-type="string">
            <text:p>USD</text:p>
          </table:table-cell>
          <table:table-cell table:style-name="odsStyleTableCell-30daed588a98a3831f65121a99ad6720" office:value-type="string">
            <text:p>6.86000</text:p>
          </table:table-cell>
          <table:table-cell table:style-name="odsStyleTableCell-30daed588a98a3831f65121a99ad6720" office:value-type="string">
            <text:p>1.00000</text:p>
          </table:table-cell>
        </table:table-row>
        <table:table-row table:style-name="ro1">
          <table:table-cell table:style-name="odsStyleTableCell-bd199561d39c615394da283cb1d9496e" office:value-type="string">
            <text:p>EMIRATOS ARABES</text:p>
          </table:table-cell>
          <table:table-cell table:style-name="odsStyleTableCell-bd199561d39c615394da283cb1d9496e" office:value-type="string">
            <text:p>DIRHAM</text:p>
          </table:table-cell>
          <table:table-cell table:style-name="odsStyleTableCell-bd199561d39c615394da283cb1d9496e" office:value-type="string">
            <text:p>AED</text:p>
          </table:table-cell>
          <table:table-cell table:style-name="odsStyleTableCell-30daed588a98a3831f65121a99ad6720" office:value-type="string">
            <text:p>1.86799</text:p>
          </table:table-cell>
          <table:table-cell table:style-name="odsStyleTableCell-30daed588a98a3831f65121a99ad6720" office:value-type="string">
            <text:p>3.67240</text:p>
          </table:table-cell>
        </table:table-row>
        <table:table-row table:style-name="ro1">
          <table:table-cell table:style-name="odsStyleTableCell-bd199561d39c615394da283cb1d9496e" office:value-type="string">
            <text:p>FILIPINAS</text:p>
          </table:table-cell>
          <table:table-cell table:style-name="odsStyleTableCell-bd199561d39c615394da283cb1d9496e" office:value-type="string">
            <text:p>PESO FILIPINO</text:p>
          </table:table-cell>
          <table:table-cell table:style-name="odsStyleTableCell-bd199561d39c615394da283cb1d9496e" office:value-type="string">
            <text:p>PHP</text:p>
          </table:table-cell>
          <table:table-cell table:style-name="odsStyleTableCell-30daed588a98a3831f65121a99ad6720" office:value-type="string">
            <text:p>0.12170</text:p>
          </table:table-cell>
          <table:table-cell table:style-name="odsStyleTableCell-30daed588a98a3831f65121a99ad6720" office:value-type="string">
            <text:p>56.37000</text:p>
          </table:table-cell>
        </table:table-row>
        <table:table-row table:style-name="ro1">
          <table:table-cell table:style-name="odsStyleTableCell-bd199561d39c615394da283cb1d9496e" office:value-type="string">
            <text:p>HAITÍ</text:p>
          </table:table-cell>
          <table:table-cell table:style-name="odsStyleTableCell-bd199561d39c615394da283cb1d9496e" office:value-type="string">
            <text:p>GOURDE</text:p>
          </table:table-cell>
          <table:table-cell table:style-name="odsStyleTableCell-bd199561d39c615394da283cb1d9496e" office:value-type="string">
            <text:p>HTG</text:p>
          </table:table-cell>
          <table:table-cell table:style-name="odsStyleTableCell-30daed588a98a3831f65121a99ad6720" office:value-type="string">
            <text:p>0.05189</text:p>
          </table:table-cell>
          <table:table-cell table:style-name="odsStyleTableCell-30daed588a98a3831f65121a99ad6720" office:value-type="string">
            <text:p>132.20830</text:p>
          </table:table-cell>
        </table:table-row>
        <table:table-row table:style-name="ro1">
          <table:table-cell table:style-name="odsStyleTableCell-bd199561d39c615394da283cb1d9496e" office:value-type="string">
            <text:p>HONG KONG</text:p>
          </table:table-cell>
          <table:table-cell table:style-name="odsStyleTableCell-bd199561d39c615394da283cb1d9496e" office:value-type="string">
            <text:p>DÓLAR</text:p>
          </table:table-cell>
          <table:table-cell table:style-name="odsStyleTableCell-bd199561d39c615394da283cb1d9496e" office:value-type="string">
            <text:p>HKD</text:p>
          </table:table-cell>
          <table:table-cell table:style-name="odsStyleTableCell-30daed588a98a3831f65121a99ad6720" office:value-type="string">
            <text:p>0.87627</text:p>
          </table:table-cell>
          <table:table-cell table:style-name="odsStyleTableCell-30daed588a98a3831f65121a99ad6720" office:value-type="string">
            <text:p>7.82860</text:p>
          </table:table-cell>
        </table:table-row>
        <table:table-row table:style-name="ro1">
          <table:table-cell table:style-name="odsStyleTableCell-bd199561d39c615394da283cb1d9496e" office:value-type="string">
            <text:p>INDIA</text:p>
          </table:table-cell>
          <table:table-cell table:style-name="odsStyleTableCell-bd199561d39c615394da283cb1d9496e" office:value-type="string">
            <text:p>RUPIA</text:p>
          </table:table-cell>
          <table:table-cell table:style-name="odsStyleTableCell-bd199561d39c615394da283cb1d9496e" office:value-type="string">
            <text:p>INR</text:p>
          </table:table-cell>
          <table:table-cell table:style-name="odsStyleTableCell-30daed588a98a3831f65121a99ad6720" office:value-type="string">
            <text:p>0.08221</text:p>
          </table:table-cell>
          <table:table-cell table:style-name="odsStyleTableCell-30daed588a98a3831f65121a99ad6720" office:value-type="string">
            <text:p>83.44500</text:p>
          </table:table-cell>
        </table:table-row>
        <table:table-row table:style-name="ro1">
          <table:table-cell table:style-name="odsStyleTableCell-bd199561d39c615394da283cb1d9496e" office:value-type="string">
            <text:p>INDONESIA</text:p>
          </table:table-cell>
          <table:table-cell table:style-name="odsStyleTableCell-bd199561d39c615394da283cb1d9496e" office:value-type="string">
            <text:p>RUPIA INDONESIA</text:p>
          </table:table-cell>
          <table:table-cell table:style-name="odsStyleTableCell-bd199561d39c615394da283cb1d9496e" office:value-type="string">
            <text:p>IDR</text:p>
          </table:table-cell>
          <table:table-cell table:style-name="odsStyleTableCell-30daed588a98a3831f65121a99ad6720" office:value-type="string">
            <text:p>0.00043</text:p>
          </table:table-cell>
          <table:table-cell table:style-name="odsStyleTableCell-30daed588a98a3831f65121a99ad6720" office:value-type="string">
            <text:p>15,892.50000</text:p>
          </table:table-cell>
        </table:table-row>
        <table:table-row table:style-name="ro1">
          <table:table-cell table:style-name="odsStyleTableCell-bd199561d39c615394da283cb1d9496e" office:value-type="string">
            <text:p>ISRAEL</text:p>
          </table:table-cell>
          <table:table-cell table:style-name="odsStyleTableCell-bd199561d39c615394da283cb1d9496e" office:value-type="string">
            <text:p>NUEVO SÉQUEL</text:p>
          </table:table-cell>
          <table:table-cell table:style-name="odsStyleTableCell-bd199561d39c615394da283cb1d9496e" office:value-type="string">
            <text:p>ILS</text:p>
          </table:table-cell>
          <table:table-cell table:style-name="odsStyleTableCell-30daed588a98a3831f65121a99ad6720" office:value-type="string">
            <text:p>1.83378</text:p>
          </table:table-cell>
          <table:table-cell table:style-name="odsStyleTableCell-30daed588a98a3831f65121a99ad6720" office:value-type="string">
            <text:p>3.74090</text:p>
          </table:table-cell>
        </table:table-row>
        <table:table-row table:style-name="ro1">
          <table:table-cell table:style-name="odsStyleTableCell-bd199561d39c615394da283cb1d9496e" office:value-type="string">
            <text:p>MALASIA</text:p>
          </table:table-cell>
          <table:table-cell table:style-name="odsStyleTableCell-bd199561d39c615394da283cb1d9496e" office:value-type="string">
            <text:p>RINGGIT MALAYO</text:p>
          </table:table-cell>
          <table:table-cell table:style-name="odsStyleTableCell-bd199561d39c615394da283cb1d9496e" office:value-type="string">
            <text:p>MYR</text:p>
          </table:table-cell>
          <table:table-cell table:style-name="odsStyleTableCell-30daed588a98a3831f65121a99ad6720" office:value-type="string">
            <text:p>1.44720</text:p>
          </table:table-cell>
          <table:table-cell table:style-name="odsStyleTableCell-30daed588a98a3831f65121a99ad6720" office:value-type="string">
            <text:p>4.74020</text:p>
          </table:table-cell>
        </table:table-row>
        <table:table-row table:style-name="ro1">
          <table:table-cell table:style-name="odsStyleTableCell-bd199561d39c615394da283cb1d9496e" office:value-type="string">
            <text:p>MEXICO</text:p>
          </table:table-cell>
          <table:table-cell table:style-name="odsStyleTableCell-bd199561d39c615394da283cb1d9496e" office:value-type="string">
            <text:p>PESO</text:p>
          </table:table-cell>
          <table:table-cell table:style-name="odsStyleTableCell-bd199561d39c615394da283cb1d9496e" office:value-type="string">
            <text:p>MXN</text:p>
          </table:table-cell>
          <table:table-cell table:style-name="odsStyleTableCell-30daed588a98a3831f65121a99ad6720" office:value-type="string">
            <text:p>0.41490</text:p>
          </table:table-cell>
          <table:table-cell table:style-name="odsStyleTableCell-30daed588a98a3831f65121a99ad6720" office:value-type="string">
            <text:p>16.53420</text:p>
          </table:table-cell>
        </table:table-row>
        <table:table-row table:style-name="ro1">
          <table:table-cell table:style-name="odsStyleTableCell-bd199561d39c615394da283cb1d9496e" office:value-type="string">
            <text:p>NORUEGA</text:p>
          </table:table-cell>
          <table:table-cell table:style-name="odsStyleTableCell-bd199561d39c615394da283cb1d9496e" office:value-type="string">
            <text:p>CORONA</text:p>
          </table:table-cell>
          <table:table-cell table:style-name="odsStyleTableCell-bd199561d39c615394da283cb1d9496e" office:value-type="string">
            <text:p>NOK</text:p>
          </table:table-cell>
          <table:table-cell table:style-name="odsStyleTableCell-30daed588a98a3831f65121a99ad6720" office:value-type="string">
            <text:p>0.64100</text:p>
          </table:table-cell>
          <table:table-cell table:style-name="odsStyleTableCell-30daed588a98a3831f65121a99ad6720" office:value-type="string">
            <text:p>10.70210</text:p>
          </table:table-cell>
        </table:table-row>
        <table:table-row table:style-name="ro1">
          <table:table-cell table:style-name="odsStyleTableCell-bd199561d39c615394da283cb1d9496e" office:value-type="string">
            <text:p>PANAMÁ</text:p>
          </table:table-cell>
          <table:table-cell table:style-name="odsStyleTableCell-bd199561d39c615394da283cb1d9496e" office:value-type="string">
            <text:p>BALBOA</text:p>
          </table:table-cell>
          <table:table-cell table:style-name="odsStyleTableCell-bd199561d39c615394da283cb1d9496e" office:value-type="string">
            <text:p>PAB</text:p>
          </table:table-cell>
          <table:table-cell table:style-name="odsStyleTableCell-30daed588a98a3831f65121a99ad6720" office:value-type="string">
            <text:p>6.86000</text:p>
          </table:table-cell>
          <table:table-cell table:style-name="odsStyleTableCell-30daed588a98a3831f65121a99ad6720" office:value-type="string">
            <text:p>1.00000</text:p>
          </table:table-cell>
        </table:table-row>
        <table:table-row table:style-name="ro1">
          <table:table-cell table:style-name="odsStyleTableCell-bd199561d39c615394da283cb1d9496e" office:value-type="string">
            <text:p>PARAGUAY</text:p>
          </table:table-cell>
          <table:table-cell table:style-name="odsStyleTableCell-bd199561d39c615394da283cb1d9496e" office:value-type="string">
            <text:p>GUARANI</text:p>
          </table:table-cell>
          <table:table-cell table:style-name="odsStyleTableCell-bd199561d39c615394da283cb1d9496e" office:value-type="string">
            <text:p>PYG</text:p>
          </table:table-cell>
          <table:table-cell table:style-name="odsStyleTableCell-30daed588a98a3831f65121a99ad6720" office:value-type="string">
            <text:p>0.00093</text:p>
          </table:table-cell>
          <table:table-cell table:style-name="odsStyleTableCell-30daed588a98a3831f65121a99ad6720" office:value-type="string">
            <text:p>7,373.60000</text:p>
          </table:table-cell>
        </table:table-row>
        <table:table-row table:style-name="ro1">
          <table:table-cell table:style-name="odsStyleTableCell-bd199561d39c615394da283cb1d9496e" office:value-type="string">
            <text:p>PERU</text:p>
          </table:table-cell>
          <table:table-cell table:style-name="odsStyleTableCell-bd199561d39c615394da283cb1d9496e" office:value-type="string">
            <text:p>NUEVO SOL</text:p>
          </table:table-cell>
          <table:table-cell table:style-name="odsStyleTableCell-bd199561d39c615394da283cb1d9496e" office:value-type="string">
            <text:p>PEN</text:p>
          </table:table-cell>
          <table:table-cell table:style-name="odsStyleTableCell-30daed588a98a3831f65121a99ad6720" office:value-type="string">
            <text:p>1.86120</text:p>
          </table:table-cell>
          <table:table-cell table:style-name="odsStyleTableCell-30daed588a98a3831f65121a99ad6720" office:value-type="string">
            <text:p>3.68580</text:p>
          </table:table-cell>
        </table:table-row>
        <table:table-row table:style-name="ro1">
          <table:table-cell table:style-name="odsStyleTableCell-bd199561d39c615394da283cb1d9496e" office:value-type="string">
            <text:p>REINO UNIDO</text:p>
          </table:table-cell>
          <table:table-cell table:style-name="odsStyleTableCell-bd199561d39c615394da283cb1d9496e" office:value-type="string">
            <text:p>LIBRA</text:p>
          </table:table-cell>
          <table:table-cell table:style-name="odsStyleTableCell-bd199561d39c615394da283cb1d9496e" office:value-type="string">
            <text:p>GBP</text:p>
          </table:table-cell>
          <table:table-cell table:style-name="odsStyleTableCell-30daed588a98a3831f65121a99ad6720" office:value-type="string">
            <text:p>8.67926</text:p>
          </table:table-cell>
          <table:table-cell table:style-name="odsStyleTableCell-30daed588a98a3831f65121a99ad6720" office:value-type="string">
            <text:p>0.79039</text:p>
          </table:table-cell>
        </table:table-row>
        <table:table-row table:style-name="ro1">
          <table:table-cell table:style-name="odsStyleTableCell-bd199561d39c615394da283cb1d9496e" office:value-type="string">
            <text:p>REPÚBLICA DOMINICANA</text:p>
          </table:table-cell>
          <table:table-cell table:style-name="odsStyleTableCell-bd199561d39c615394da283cb1d9496e" office:value-type="string">
            <text:p>PESO DOMINICANO</text:p>
          </table:table-cell>
          <table:table-cell table:style-name="odsStyleTableCell-bd199561d39c615394da283cb1d9496e" office:value-type="string">
            <text:p>DOP</text:p>
          </table:table-cell>
          <table:table-cell table:style-name="odsStyleTableCell-30daed588a98a3831f65121a99ad6720" office:value-type="string">
            <text:p>0.11581</text:p>
          </table:table-cell>
          <table:table-cell table:style-name="odsStyleTableCell-30daed588a98a3831f65121a99ad6720" office:value-type="string">
            <text:p>59.23400</text:p>
          </table:table-cell>
        </table:table-row>
        <table:table-row table:style-name="ro1">
          <table:table-cell table:style-name="odsStyleTableCell-bd199561d39c615394da283cb1d9496e" office:value-type="string">
            <text:p>REP.POPULAR CHINA</text:p>
          </table:table-cell>
          <table:table-cell table:style-name="odsStyleTableCell-bd199561d39c615394da283cb1d9496e" office:value-type="string">
            <text:p>YUAN RENMINBI OFFSHORE</text:p>
          </table:table-cell>
          <table:table-cell table:style-name="odsStyleTableCell-bd199561d39c615394da283cb1d9496e" office:value-type="string">
            <text:p>CNH</text:p>
          </table:table-cell>
          <table:table-cell table:style-name="odsStyleTableCell-30daed588a98a3831f65121a99ad6720" office:value-type="string">
            <text:p>0.94644</text:p>
          </table:table-cell>
          <table:table-cell table:style-name="odsStyleTableCell-30daed588a98a3831f65121a99ad6720" office:value-type="string">
            <text:p>7.24820</text:p>
          </table:table-cell>
        </table:table-row>
        <table:table-row table:style-name="ro1">
          <table:table-cell table:style-name="odsStyleTableCell-bd199561d39c615394da283cb1d9496e" office:value-type="string">
            <text:p>RUSIA</text:p>
          </table:table-cell>
          <table:table-cell table:style-name="odsStyleTableCell-bd199561d39c615394da283cb1d9496e" office:value-type="string">
            <text:p>RUBLO RUSO</text:p>
          </table:table-cell>
          <table:table-cell table:style-name="odsStyleTableCell-bd199561d39c615394da283cb1d9496e" office:value-type="string">
            <text:p>RUB</text:p>
          </table:table-cell>
          <table:table-cell table:style-name="odsStyleTableCell-30daed588a98a3831f65121a99ad6720" office:value-type="string">
            <text:p>0.07434</text:p>
          </table:table-cell>
          <table:table-cell table:style-name="odsStyleTableCell-30daed588a98a3831f65121a99ad6720" office:value-type="string">
            <text:p>92.27710</text:p>
          </table:table-cell>
        </table:table-row>
        <table:table-row table:style-name="ro1">
          <table:table-cell table:style-name="odsStyleTableCell-bd199561d39c615394da283cb1d9496e" office:value-type="string">
            <text:p>SINGAPUR</text:p>
          </table:table-cell>
          <table:table-cell table:style-name="odsStyleTableCell-bd199561d39c615394da283cb1d9496e" office:value-type="string">
            <text:p>DÓLAR</text:p>
          </table:table-cell>
          <table:table-cell table:style-name="odsStyleTableCell-bd199561d39c615394da283cb1d9496e" office:value-type="string">
            <text:p>SGD</text:p>
          </table:table-cell>
          <table:table-cell table:style-name="odsStyleTableCell-30daed588a98a3831f65121a99ad6720" office:value-type="string">
            <text:p>5.09166</text:p>
          </table:table-cell>
          <table:table-cell table:style-name="odsStyleTableCell-30daed588a98a3831f65121a99ad6720" office:value-type="string">
            <text:p>1.34730</text:p>
          </table:table-cell>
        </table:table-row>
        <table:table-row table:style-name="ro1">
          <table:table-cell table:style-name="odsStyleTableCell-bd199561d39c615394da283cb1d9496e" office:value-type="string">
            <text:p>SUDÁFRICA</text:p>
          </table:table-cell>
          <table:table-cell table:style-name="odsStyleTableCell-bd199561d39c615394da283cb1d9496e" office:value-type="string">
            <text:p>RAND</text:p>
          </table:table-cell>
          <table:table-cell table:style-name="odsStyleTableCell-bd199561d39c615394da283cb1d9496e" office:value-type="string">
            <text:p>ZAR</text:p>
          </table:table-cell>
          <table:table-cell table:style-name="odsStyleTableCell-30daed588a98a3831f65121a99ad6720" office:value-type="string">
            <text:p>0.36673</text:p>
          </table:table-cell>
          <table:table-cell table:style-name="odsStyleTableCell-30daed588a98a3831f65121a99ad6720" office:value-type="string">
            <text:p>18.70570</text:p>
          </table:table-cell>
        </table:table-row>
        <table:table-row table:style-name="ro1">
          <table:table-cell table:style-name="odsStyleTableCell-bd199561d39c615394da283cb1d9496e" office:value-type="string">
            <text:p>SUECIA</text:p>
          </table:table-cell>
          <table:table-cell table:style-name="odsStyleTableCell-bd199561d39c615394da283cb1d9496e" office:value-type="string">
            <text:p>CORONA</text:p>
          </table:table-cell>
          <table:table-cell table:style-name="odsStyleTableCell-bd199561d39c615394da283cb1d9496e" office:value-type="string">
            <text:p>SEK</text:p>
          </table:table-cell>
          <table:table-cell table:style-name="odsStyleTableCell-30daed588a98a3831f65121a99ad6720" office:value-type="string">
            <text:p>0.64675</text:p>
          </table:table-cell>
          <table:table-cell table:style-name="odsStyleTableCell-30daed588a98a3831f65121a99ad6720" office:value-type="string">
            <text:p>10.60680</text:p>
          </table:table-cell>
        </table:table-row>
        <table:table-row table:style-name="ro1">
          <table:table-cell table:style-name="odsStyleTableCell-bd199561d39c615394da283cb1d9496e" office:value-type="string">
            <text:p>SUIZA</text:p>
          </table:table-cell>
          <table:table-cell table:style-name="odsStyleTableCell-bd199561d39c615394da283cb1d9496e" office:value-type="string">
            <text:p>FRANCO</text:p>
          </table:table-cell>
          <table:table-cell table:style-name="odsStyleTableCell-bd199561d39c615394da283cb1d9496e" office:value-type="string">
            <text:p>CHF</text:p>
          </table:table-cell>
          <table:table-cell table:style-name="odsStyleTableCell-30daed588a98a3831f65121a99ad6720" office:value-type="string">
            <text:p>7.58598</text:p>
          </table:table-cell>
          <table:table-cell table:style-name="odsStyleTableCell-30daed588a98a3831f65121a99ad6720" office:value-type="string">
            <text:p>0.90430</text:p>
          </table:table-cell>
        </table:table-row>
        <table:table-row table:style-name="ro1">
          <table:table-cell table:style-name="odsStyleTableCell-bd199561d39c615394da283cb1d9496e" office:value-type="string">
            <text:p>TAILANDIA</text:p>
          </table:table-cell>
          <table:table-cell table:style-name="odsStyleTableCell-bd199561d39c615394da283cb1d9496e" office:value-type="string">
            <text:p>THAI BAHT</text:p>
          </table:table-cell>
          <table:table-cell table:style-name="odsStyleTableCell-bd199561d39c615394da283cb1d9496e" office:value-type="string">
            <text:p>THB</text:p>
          </table:table-cell>
          <table:table-cell table:style-name="odsStyleTableCell-30daed588a98a3831f65121a99ad6720" office:value-type="string">
            <text:p>0.18699</text:p>
          </table:table-cell>
          <table:table-cell table:style-name="odsStyleTableCell-30daed588a98a3831f65121a99ad6720" office:value-type="string">
            <text:p>36.68600</text:p>
          </table:table-cell>
        </table:table-row>
        <table:table-row table:style-name="ro1">
          <table:table-cell table:style-name="odsStyleTableCell-bd199561d39c615394da283cb1d9496e" office:value-type="string">
            <text:p>TAIWAN</text:p>
          </table:table-cell>
          <table:table-cell table:style-name="odsStyleTableCell-bd199561d39c615394da283cb1d9496e" office:value-type="string">
            <text:p>DÓLAR</text:p>
          </table:table-cell>
          <table:table-cell table:style-name="odsStyleTableCell-bd199561d39c615394da283cb1d9496e" office:value-type="string">
            <text:p>TWD</text:p>
          </table:table-cell>
          <table:table-cell table:style-name="odsStyleTableCell-30daed588a98a3831f65121a99ad6720" office:value-type="string">
            <text:p>0.21404</text:p>
          </table:table-cell>
          <table:table-cell table:style-name="odsStyleTableCell-30daed588a98a3831f65121a99ad6720" office:value-type="string">
            <text:p>32.05000</text:p>
          </table:table-cell>
        </table:table-row>
        <table:table-row table:style-name="ro1">
          <table:table-cell table:style-name="odsStyleTableCell-bd199561d39c615394da283cb1d9496e" office:value-type="string">
            <text:p>TÚNEZ</text:p>
          </table:table-cell>
          <table:table-cell table:style-name="odsStyleTableCell-bd199561d39c615394da283cb1d9496e" office:value-type="string">
            <text:p>DINAR TUNECINO</text:p>
          </table:table-cell>
          <table:table-cell table:style-name="odsStyleTableCell-bd199561d39c615394da283cb1d9496e" office:value-type="string">
            <text:p>TND</text:p>
          </table:table-cell>
          <table:table-cell table:style-name="odsStyleTableCell-30daed588a98a3831f65121a99ad6720" office:value-type="string">
            <text:p>2.20182</text:p>
          </table:table-cell>
          <table:table-cell table:style-name="odsStyleTableCell-30daed588a98a3831f65121a99ad6720" office:value-type="string">
            <text:p>3.11560</text:p>
          </table:table-cell>
        </table:table-row>
        <table:table-row table:style-name="ro1">
          <table:table-cell table:style-name="odsStyleTableCell-bd199561d39c615394da283cb1d9496e" office:value-type="string">
            <text:p>TURQUÍA</text:p>
          </table:table-cell>
          <table:table-cell table:style-name="odsStyleTableCell-bd199561d39c615394da283cb1d9496e" office:value-type="string">
            <text:p>LIRA TURCA</text:p>
          </table:table-cell>
          <table:table-cell table:style-name="odsStyleTableCell-bd199561d39c615394da283cb1d9496e" office:value-type="string">
            <text:p>TRY</text:p>
          </table:table-cell>
          <table:table-cell table:style-name="odsStyleTableCell-30daed588a98a3831f65121a99ad6720" office:value-type="string">
            <text:p>0.21507</text:p>
          </table:table-cell>
          <table:table-cell table:style-name="odsStyleTableCell-30daed588a98a3831f65121a99ad6720" office:value-type="string">
            <text:p>31.89730</text:p>
          </table:table-cell>
        </table:table-row>
        <table:table-row table:style-name="ro1">
          <table:table-cell table:style-name="odsStyleTableCell-bd199561d39c615394da283cb1d9496e" office:value-type="string">
            <text:p>URUGUAY</text:p>
          </table:table-cell>
          <table:table-cell table:style-name="odsStyleTableCell-bd199561d39c615394da283cb1d9496e" office:value-type="string">
            <text:p>PESO</text:p>
          </table:table-cell>
          <table:table-cell table:style-name="odsStyleTableCell-bd199561d39c615394da283cb1d9496e" office:value-type="string">
            <text:p>UYU</text:p>
          </table:table-cell>
          <table:table-cell table:style-name="odsStyleTableCell-30daed588a98a3831f65121a99ad6720" office:value-type="string">
            <text:p>0.17985</text:p>
          </table:table-cell>
          <table:table-cell table:style-name="odsStyleTableCell-30daed588a98a3831f65121a99ad6720" office:value-type="string">
            <text:p>38.14190</text:p>
          </table:table-cell>
        </table:table-row>
        <table:table-row table:style-name="ro1">
          <table:table-cell table:style-name="odsStyleTableCell-bd199561d39c615394da283cb1d9496e" office:value-type="string">
            <text:p>VENEZUELA</text:p>
          </table:table-cell>
          <table:table-cell table:style-name="odsStyleTableCell-bd199561d39c615394da283cb1d9496e" office:value-type="string">
            <text:p>BOLIVAR DIGITAL</text:p>
          </table:table-cell>
          <table:table-cell table:style-name="odsStyleTableCell-bd199561d39c615394da283cb1d9496e" office:value-type="string">
            <text:p>VES</text:p>
          </table:table-cell>
          <table:table-cell table:style-name="odsStyleTableCell-30daed588a98a3831f65121a99ad6720" office:value-type="string">
            <text:p>0.18895</text:p>
          </table:table-cell>
          <table:table-cell table:style-name="odsStyleTableCell-30daed588a98a3831f65121a99ad6720" office:value-type="string">
            <text:p>36.30520</text:p>
          </table:table-cell>
        </table:table-row>
        <table:table-row table:style-name="ro1">
          <table:table-cell table:style-name="odsStyleTableCell-bd199561d39c615394da283cb1d9496e" office:value-type="string">
            <text:p>VIETNAM</text:p>
          </table:table-cell>
          <table:table-cell table:style-name="odsStyleTableCell-bd199561d39c615394da283cb1d9496e" office:value-type="string">
            <text:p>DONG</text:p>
          </table:table-cell>
          <table:table-cell table:style-name="odsStyleTableCell-bd199561d39c615394da283cb1d9496e" office:value-type="string">
            <text:p>VND</text:p>
          </table:table-cell>
          <table:table-cell table:style-name="odsStyleTableCell-30daed588a98a3831f65121a99ad6720" office:value-type="string">
            <text:p>0.00027</text:p>
          </table:table-cell>
          <table:table-cell table:style-name="odsStyleTableCell-30daed588a98a3831f65121a99ad6720" office:value-type="string">
            <text:p>24,945.50000</text:p>
          </table:table-cell>
        </table:table-row>
        <table:table-row table:style-name="ro1">
          <table:table-cell table:style-name="odsStyleTableCell-bd199561d39c615394da283cb1d9496e" office:value-type="string">
            <text:p/>
          </table:table-cell>
          <table:table-cell table:style-name="odsStyleTableCell-bd199561d39c615394da283cb1d9496e" office:value-type="string">
            <text:p>DERECHO ESPECIAL DE GIRO</text:p>
          </table:table-cell>
          <table:table-cell table:style-name="odsStyleTableCell-bd199561d39c615394da283cb1d9496e" office:value-type="string">
            <text:p>USD/D.E.G.</text:p>
          </table:table-cell>
          <table:table-cell table:style-name="odsStyleTableCell-30daed588a98a3831f65121a99ad6720" office:value-type="string">
            <text:p/>
          </table:table-cell>
          <table:table-cell table:style-name="odsStyleTableCell-30daed588a98a3831f65121a99ad6720" office:value-type="string">
            <text:p>1.32681</text:p>
          </table:table-cell>
        </table:table-row>
        <table:table-row table:style-name="ro1">
          <table:table-cell table:style-name="odsStyleTableCell-bd199561d39c615394da283cb1d9496e" office:value-type="string">
            <text:p/>
          </table:table-cell>
          <table:table-cell table:style-name="odsStyleTableCell-bd199561d39c615394da283cb1d9496e" office:value-type="string">
            <text:p>UNIDAD DE FOMENTO DE VIVIENDA</text:p>
          </table:table-cell>
          <table:table-cell table:style-name="odsStyleTableCell-bd199561d39c615394da283cb1d9496e" office:value-type="string">
            <text:p>Bs/UFV</text:p>
          </table:table-cell>
          <table:table-cell table:style-name="odsStyleTableCell-30daed588a98a3831f65121a99ad6720" office:value-type="string">
            <text:p/>
          </table:table-cell>
          <table:table-cell table:style-name="odsStyleTableCell-30daed588a98a3831f65121a99ad6720" office:value-type="string">
            <text:p>2.4880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e8aa7f13303773ec83a243c9b0de65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a8519c8f94b784126744b1ec9c09932" office:value-type="string">
            <text:p> </text:p>
          </table:table-cell>
          <table:table-cell table:style-name="odsStyleTableCell-5a8519c8f94b784126744b1ec9c09932" office:value-type="string">
            <text:p>UNIDAD MONETARIA</text:p>
          </table:table-cell>
          <table:table-cell table:style-name="odsStyleTableCell-5a8519c8f94b784126744b1ec9c09932" office:value-type="string">
            <text:p>MONEDA</text:p>
          </table:table-cell>
          <table:table-cell table:style-name="odsStyleTableCell-5a8519c8f94b784126744b1ec9c09932" office:value-type="string">
            <text:p>TIPO DE CAMBIO EN M.E.</text:p>
          </table:table-cell>
        </table:table-row>
        <table:table-row table:style-name="ro1">
          <table:table-cell table:style-name="odsStyleTableCell-bd199561d39c615394da283cb1d9496e" office:value-type="string">
            <text:p>ORO</text:p>
          </table:table-cell>
          <table:table-cell table:style-name="odsStyleTableCell-bd199561d39c615394da283cb1d9496e" office:value-type="string">
            <text:p>ONZA TROY ORO</text:p>
          </table:table-cell>
          <table:table-cell table:style-name="odsStyleTableCell-bd199561d39c615394da283cb1d9496e" office:value-type="string">
            <text:p>USD./O.T.F.</text:p>
          </table:table-cell>
          <table:table-cell table:style-name="odsStyleTableCell-30daed588a98a3831f65121a99ad6720" office:value-type="string">
            <text:p>2,300.65000</text:p>
          </table:table-cell>
        </table:table-row>
        <table:table-row table:style-name="ro1">
          <table:table-cell table:style-name="odsStyleTableCell-bd199561d39c615394da283cb1d9496e" office:value-type="string">
            <text:p>PLATA</text:p>
          </table:table-cell>
          <table:table-cell table:style-name="odsStyleTableCell-bd199561d39c615394da283cb1d9496e" office:value-type="string">
            <text:p>ONZA TROY PLATA</text:p>
          </table:table-cell>
          <table:table-cell table:style-name="odsStyleTableCell-bd199561d39c615394da283cb1d9496e" office:value-type="string">
            <text:p>USD./O.T.F.</text:p>
          </table:table-cell>
          <table:table-cell table:style-name="odsStyleTableCell-30daed588a98a3831f65121a99ad6720" office:value-type="string">
            <text:p>27.26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e8aa7f13303773ec83a243c9b0de65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a8519c8f94b784126744b1ec9c09932" office:value-type="string">
            <text:p> </text:p>
          </table:table-cell>
          <table:table-cell table:style-name="odsStyleTableCell-5a8519c8f94b784126744b1ec9c09932" office:value-type="string">
            <text:p>1 MES</text:p>
          </table:table-cell>
          <table:table-cell table:style-name="odsStyleTableCell-5a8519c8f94b784126744b1ec9c09932" office:value-type="string">
            <text:p>3 MESES</text:p>
          </table:table-cell>
          <table:table-cell table:style-name="odsStyleTableCell-5a8519c8f94b784126744b1ec9c09932" office:value-type="string">
            <text:p>6 MESES</text:p>
          </table:table-cell>
        </table:table-row>
        <table:table-row table:style-name="ro1">
          <table:table-cell table:style-name="odsStyleTableCell-038a9663b8a24a5297c818e05e4c5545" office:value-type="string">
            <text:p>TASA LIBOR(USD)</text:p>
          </table:table-cell>
          <table:table-cell table:style-name="odsStyleTableCell-30daed588a98a3831f65121a99ad6720" office:value-type="string">
            <text:p>5.44</text:p>
          </table:table-cell>
          <table:table-cell table:style-name="odsStyleTableCell-30daed588a98a3831f65121a99ad6720" office:value-type="string">
            <text:p>5.56</text:p>
          </table:table-cell>
          <table:table-cell table:style-name="odsStyleTableCell-30daed588a98a3831f65121a99ad6720" office:value-type="string">
            <text:p>5.6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d199561d39c615394da283cb1d9496e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26</meta:creation-date>
    <meta:generator>ods générator</meta:generator>
    <dc:date>2024-10-18T20:18:26</dc:date>
    <meta:editing-duration>PT1S</meta:editing-duration>
    <meta:editing-cycles>1</meta:editing-cycles>
    <meta:document-statistic meta:table-count="1" meta:cell-count="4" meta:object-count="0"/>
  </office:meta>
</office:document-meta>
</file>